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Controlle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nsactionController.next2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TransactionController.setParent( boolean _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Controller.read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actionController.sampleOccurred( SampleEvent s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ransactionController.next1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TransactionController.sampleStarted( Sampl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actionController.nextIsAController( Controller control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ransactionController.is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Controller.Transaction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Controller.sampleStopped( Sampl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